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A60000035AC75CC9479A42B9C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355269" draw:opacity="50%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4000" draw:opacity="50%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a9820d" loext:fill-use-slide-background="false" draw:opacity="60%" draw:textarea-horizontal-align="justify" draw:textarea-vertical-align="middle" draw:auto-grow-height="false" fo:min-height="6.875cm" fo:min-width="1.625cm" fo:padding-top="0.151cm" fo:padding-bottom="0.151cm" fo:padding-left="0.276cm" fo:padding-right="0.276cm" style:writing-mode="lr-tb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800080" loext:fill-use-slide-background="false" draw:opacity="50%" draw:textarea-horizontal-align="justify" draw:textarea-vertical-align="middle" draw:auto-grow-height="false" fo:min-height="1.125cm" fo:min-width="6.5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1c1c1c" loext:fill-use-slide-background="false" draw:opacity="50%" draw:textarea-horizontal-align="justify" draw:textarea-vertical-align="middle" draw:auto-grow-height="false" fo:min-height="1.625cm" fo:min-width="2.5cm" fo:padding-top="0.151cm" fo:padding-bottom="0.151cm" fo:padding-left="0.276cm" fo:padding-right="0.276cm" style:writing-mode="lr-tb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0000" loext:fill-use-slide-background="false" draw:opacity="70%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75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2a6099" loext:fill-use-slide-background="false" draw:opacity="50%" draw:textarea-horizontal-align="justify" draw:textarea-vertical-align="middle" draw:auto-grow-height="false" fo:min-height="2.875cm" fo:min-width="6.625cm" fo:padding-top="0.151cm" fo:padding-bottom="0.151cm" fo:padding-left="0.276cm" fo:padding-right="0.276cm" style:writing-mode="lr-tb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bf0041" draw:opacity="50%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1.375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158466" loext:fill-use-slide-background="false" draw:opacity="50%" draw:textarea-horizontal-align="justify" draw:textarea-vertical-align="middle" draw:auto-grow-height="false" fo:min-height="4.625cm" fo:min-width="4.625cm" fo:padding-top="0.151cm" fo:padding-bottom="0.151cm" fo:padding-left="0.276cm" fo:padding-right="0.276cm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00" draw:opacity="5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875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81d41a" draw:opacity="50%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653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650953" draw:opacity="50%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653cm" fo:min-width="0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53cm" fo:min-width="1.788cm"/>
      <style:paragraph-properties style:writing-mode="lr-tb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53cm" fo:min-width="1.534cm"/>
      <style:paragraph-properties style:writing-mode="lr-tb"/>
    </style:style>
    <style:style style:name="P1" style:family="paragraph">
      <loext:graphic-properties draw:fill-color="#355269" draw:opacity="50%"/>
      <style:paragraph-properties fo:text-align="center"/>
    </style:style>
    <style:style style:name="P2" style:family="paragraph">
      <loext:graphic-properties draw:fill-color="#ff4000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3" style:family="paragraph">
      <loext:graphic-properties draw:fill="solid" draw:fill-color="#a9820d" draw:opacity="60%"/>
      <style:paragraph-properties fo:text-align="center" style:writing-mode="lr-tb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4" style:family="paragraph">
      <style:paragraph-properties fo:text-align="center"/>
      <style:text-properties fo:color="#ffffff" loext:opacity="100%" style:font-name="Gentium Basic" fo:font-size="16pt" fo:font-weight="bold" style:font-size-asian="16pt" style:font-size-complex="16pt"/>
    </style:style>
    <style:style style:name="P5" style:family="paragraph">
      <loext:graphic-properties draw:fill="solid" draw:fill-color="#800080" draw:opacity="50%"/>
      <style:paragraph-properties fo:text-align="center" style:writing-mode="lr-tb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6" style:family="paragraph">
      <style:paragraph-properties fo:text-align="center"/>
      <style:text-properties fo:color="#ffffff" loext:opacity="100%" style:font-name="Gentium Basic" fo:font-size="16pt" fo:font-weight="bold"/>
    </style:style>
    <style:style style:name="P7" style:family="paragraph">
      <loext:graphic-properties draw:fill="solid" draw:fill-color="#1c1c1c" draw:opacity="50%"/>
      <style:paragraph-properties fo:text-align="center" style:writing-mode="lr-tb"/>
      <style:text-properties fo:color="#ffffff" loext:opacity="100%" loext:color-lum-mod="100%" loext:color-lum-off="0%" style:font-name="Gentium Basic" fo:font-size="16pt" fo:font-weight="bold"/>
    </style:style>
    <style:style style:name="P8" style:family="paragraph">
      <loext:graphic-properties draw:fill="solid" draw:fill-color="#ff0000" draw:opacity="7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Gentium Basic" fo:font-size="8pt" style:font-size-asian="8pt" style:font-size-complex="8pt"/>
    </style:style>
    <style:style style:name="P11" style:family="paragraph">
      <loext:graphic-properties draw:fill="solid" draw:fill-color="#2a6099" draw:opacity="50%"/>
      <style:paragraph-properties fo:text-align="center" style:writing-mode="lr-tb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12" style:family="paragraph">
      <loext:graphic-properties draw:fill-color="#bf0041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Gentium Basic" fo:font-size="16pt" style:font-size-asian="16pt" style:font-size-complex="16pt"/>
    </style:style>
    <style:style style:name="P14" style:family="paragraph">
      <loext:graphic-properties draw:fill="solid" draw:fill-color="#158466" draw:opacity="50%"/>
      <style:paragraph-properties fo:text-align="center" style:writing-mode="lr-tb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15" style:family="paragraph">
      <loext:graphic-properties draw:fill-color="#ffff00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6" style:family="paragraph">
      <loext:graphic-properties draw:fill-color="#81d41a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7" style:family="paragraph">
      <loext:graphic-properties draw:fill-color="#650953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9" style:family="paragraph">
      <loext:graphic-properties draw:fill="none" draw:fill-color="#ffffff"/>
      <style:text-properties fo:color="#ffffff" loext:opacity="100%" loext:color-lum-mod="100%" loext:color-lum-off="0%" style:font-name="Gentium Basic" fo:font-size="16pt"/>
    </style:style>
    <style:style style:name="T1" style:family="text">
      <style:text-properties fo:color="#ffffff" loext:opacity="100%" style:font-name="Gentium Basic" fo:font-size="16pt" fo:font-weight="bold" style:font-size-asian="16pt" style:font-size-complex="16pt"/>
    </style:style>
    <style:style style:name="T2" style:family="text">
      <style:text-properties fo:color="#ffffff" loext:opacity="100%" style:font-name="Gentium Basic" fo:font-size="16pt" fo:font-weight="bold"/>
    </style:style>
    <style:style style:name="T3" style:family="text">
      <style:text-properties fo:color="#ffffff" loext:opacity="100%" style:font-name="Gentium Basic" fo:font-size="7pt" style:font-size-asian="7pt" style:font-size-complex="7pt"/>
    </style:style>
    <style:style style:name="T4" style:family="text">
      <style:text-properties fo:color="#ffffff" loext:opacity="100%" style:font-name="Gentium Basic" fo:font-size="16pt" style:font-size-asian="16pt" style:font-size-complex="16pt"/>
    </style:style>
    <style:style style:name="T5" style:family="text">
      <style:text-properties fo:color="#ffffff" loext:opacity="100%" style:font-name="Gentium Basic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5.749cm" svg:height="3.499cm" svg:x="0.875cm" svg:y="5.75cm" svg:viewBox="0 0 5750 3500" draw:points="0,3500 3625,3500 3625,3000 5750,3000 5750,1125 3625,1125 3625,0 0,0 0,2250">
          <text:p/>
        </draw:polygon>
        <draw:polygon draw:style-name="gr2" draw:text-style-name="P2" draw:layer="layout" svg:width="15.124cm" svg:height="5.249cm" svg:x="0.5cm" svg:y="1.625cm" svg:viewBox="0 0 15125 5250" draw:points="0,5250 2250,5250 2250,3375 15125,3375 15125,0 2000,0 0,1875">
          <text:p/>
        </draw:polygon>
        <draw:custom-shape draw:style-name="gr3" draw:text-style-name="P3" draw:layer="layout" svg:width="2.125cm" svg:height="7.125cm" svg:x="9.625cm" svg:y="1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cm" svg:height="1.375cm" svg:x="4.5cm" svg:y="5.5cm">
          <text:p text:style-name="P4"><text:span text:style-name="T1">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cm" svg:height="1.875cm" svg:x="6.625cm" svg:y="6.875cm">
          <text:p text:style-name="P6"><text:span text:style-name="T2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" draw:text-style-name="P8" draw:layer="layout" svg:width="12.249cm" svg:height="2.124cm" svg:x="4.5cm" svg:y="6.875cm" svg:viewBox="0 0 12250 2125" draw:points="0,0 1250,1250 1250,1875 1250,1875 7125,1875 7500,1500 12250,1500 12250,1750 7625,1750 7250,2125 1000,2125 1000,1250 0,250">
          <text:p/>
        </draw:polygon>
        <draw:frame draw:style-name="gr7" draw:text-style-name="P10" draw:layer="layout" svg:width="1.875cm" svg:height="1cm" svg:x="6.25cm" svg:y="8.375cm">
          <draw:text-box>
            <text:p text:style-name="P9"><text:span text:style-name="T3">3V3</text:span></text:p>
          </draw:text-box>
        </draw:frame>
        <draw:custom-shape draw:style-name="gr8" draw:text-style-name="P11" draw:layer="layout" svg:width="7.125cm" svg:height="3.125cm" svg:x="11.75cm" svg:y="5.25cm">
          <text:p text:style-name="P4"><text:span text:style-name="T1">ETH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2" draw:layer="layout" svg:width="7.124cm" svg:height="4.874cm" svg:x="6.625cm" svg:y="8.625cm" svg:viewBox="0 0 7125 4875" draw:points="0,1500 3375,1500 3375,4875 7125,4875 7125,0 5500,0 5125,375 0,375 0,1125">
          <text:p/>
        </draw:polygon>
        <draw:frame draw:style-name="gr10" draw:text-style-name="P13" draw:layer="layout" svg:width="1.875cm" svg:height="1.625cm" svg:x="10.25cm" svg:y="9.375cm">
          <draw:text-box>
            <text:p text:style-name="P9"><text:span text:style-name="T4">PIC32</text:span></text:p>
          </draw:text-box>
        </draw:frame>
        <draw:custom-shape draw:style-name="gr11" draw:text-style-name="P14" draw:layer="layout" svg:width="5.125cm" svg:height="4.875cm" svg:x="13.75cm" svg:y="8.625cm">
          <text:p text:style-name="P4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" draw:text-style-name="P15" draw:layer="layout" svg:width="7.999cm" svg:height="3.374cm" svg:x="2cm" svg:y="10.125cm" svg:viewBox="0 0 8000 3375" draw:points="0,1500 0,3375 8000,3375 8000,0 2500,0 2500,1500">
          <text:p/>
        </draw:polygon>
        <draw:frame draw:style-name="gr13" draw:text-style-name="P13" draw:layer="layout" svg:width="3.25cm" svg:height="1.125cm" svg:x="4.875cm" svg:y="10.125cm">
          <draw:text-box>
            <text:p text:style-name="P9"><text:span text:style-name="T4">MIKROE</text:span></text:p>
          </draw:text-box>
        </draw:frame>
        <draw:polygon draw:style-name="gr14" draw:text-style-name="P16" draw:layer="layout" svg:width="2.874cm" svg:height="2.374cm" svg:x="0.5cm" svg:y="9.25cm" svg:viewBox="0 0 2875 2375" draw:points="0,2375 0,0 2875,0 2875,1125 1625,1125 1625,2375">
          <text:p/>
        </draw:polygon>
        <draw:frame draw:style-name="gr15" draw:text-style-name="P13" draw:layer="layout" svg:width="3cm" svg:height="0.903cm" svg:x="0.375cm" svg:y="9.486cm">
          <draw:text-box>
            <text:p text:style-name="P9"><text:span text:style-name="T4">BUZZER</text:span></text:p>
          </draw:text-box>
        </draw:frame>
        <draw:polygon draw:style-name="gr16" draw:text-style-name="P17" draw:layer="layout" svg:width="3.374cm" svg:height="2.374cm" svg:x="2.125cm" svg:y="9.25cm" svg:viewBox="0 0 3375 2375" draw:points="0,1125 1250,1125 1250,0 3375,0 3375,875 2375,875 2375,2375 0,2375">
          <text:p/>
        </draw:polygon>
        <draw:frame draw:style-name="gr17" draw:text-style-name="P18" draw:layer="layout" svg:width="1.75cm" svg:height="0.903cm" svg:x="2.25cm" svg:y="10.57cm">
          <draw:text-box>
            <text:p text:style-name="P9"><text:span text:style-name="T5">RFID</text:span></text:p>
          </draw:text-box>
        </draw:frame>
        <draw:frame draw:style-name="gr18" draw:text-style-name="P19" draw:layer="layout" svg:width="2.288cm" svg:height="0.903cm" svg:x="4.812cm" svg:y="2.75cm">
          <draw:text-box>
            <text:p><text:span text:style-name="T5">230VAC</text:span></text:p>
          </draw:text-box>
        </draw:frame>
        <draw:frame draw:style-name="gr7" draw:text-style-name="P13" draw:layer="layout" svg:width="1.875cm" svg:height="1cm" svg:x="9.75cm" svg:y="7.25cm">
          <draw:text-box>
            <text:p text:style-name="P9"><text:span text:style-name="T4">RELAI</text:span></text:p>
          </draw:text-box>
        </draw:frame>
        <draw:frame draw:style-name="gr19" draw:text-style-name="P19" draw:layer="layout" svg:width="2.034cm" svg:height="0.903cm" svg:x="1.625cm" svg:y="8.097cm">
          <draw:text-box>
            <text:p><text:span text:style-name="T5">AC/DC</text:span></text:p>
          </draw:text-box>
        </draw:frame>
        <draw:frame draw:style-name="gr7" draw:text-style-name="P10" draw:layer="layout" svg:width="1.875cm" svg:height="1cm" svg:x="13.5cm" svg:y="8cm">
          <draw:text-box>
            <text:p text:style-name="P9"><text:span text:style-name="T3">3V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A60000035AC75CC9479A42B9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3T22:11:55.301000000</meta:creation-date>
    <dc:date>2023-09-24T01:47:41.915000000</dc:date>
    <meta:editing-duration>PT1H23M1S</meta:editing-duration>
    <meta:editing-cycles>3</meta:editing-cycles>
    <meta:generator>LibreOffice/7.5.3.2$Windows_X86_64 LibreOffice_project/9f56dff12ba03b9acd7730a5a481eea045e468f3</meta:generator>
    <meta:document-statistic meta:object-count="21"/>
  </office:meta>
</office:document-meta>
</file>